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6cm" fo:margin-left="0.064cm" table:align="left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5.662cm"/>
    </style:style>
    <style:style style:name="Tabela4.C" style:family="table-column">
      <style:table-column-properties style:column-width="5.68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GB" fo:font-weight="bold" officeooo:rsid="00009c89" officeooo:paragraph-rsid="00009c8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GB" fo:font-weight="bold" officeooo:rsid="0004f4e7" officeooo:paragraph-rsid="0004f4e7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6dec5" officeooo:paragraph-rsid="0006dec5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fo:language="en" fo:country="GB" officeooo:rsid="0002e967" officeooo:paragraph-rsid="0002e967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language="en" fo:country="GB" officeooo:rsid="00035604" officeooo:paragraph-rsid="0003560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4f4e7" officeooo:paragraph-rsid="0004f4e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6dec5" officeooo:paragraph-rsid="0006dec5" fo:background-color="transparent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0pt" fo:font-weight="bold" officeooo:rsid="0006dec5" officeooo:paragraph-rsid="0006dec5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014641a" officeooo:paragraph-rsid="0014641a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01635b4" officeooo:paragraph-rsid="001635b4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0182622" officeooo:paragraph-rsid="00182622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officeooo:rsid="0018d9c9" officeooo:paragraph-rsid="0018d9c9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28263" officeooo:paragraph-rsid="00128263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635b4" officeooo:paragraph-rsid="001635b4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language="en" fo:country="GB" fo:font-weight="bold" officeooo:rsid="00009c89" officeooo:paragraph-rsid="00009c89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language="en" fo:country="GB" fo:font-weight="bold" officeooo:rsid="0004f4e7" officeooo:paragraph-rsid="0004f4e7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language="en" fo:country="GB" fo:font-weight="normal" officeooo:rsid="00009c89" officeooo:paragraph-rsid="00009c89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language="en" fo:country="GB" fo:font-weight="normal" officeooo:rsid="0004f4e7" officeooo:paragraph-rsid="0004f4e7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language="en" fo:country="GB" fo:font-weight="bold" officeooo:rsid="0004f4e7" officeooo:paragraph-rsid="0004f4e7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language="en" fo:country="GB" fo:font-weight="bold" officeooo:rsid="0006dec5" officeooo:paragraph-rsid="0006dec5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language="en" fo:country="GB" fo:font-weight="bold" officeooo:rsid="0006dec5" officeooo:paragraph-rsid="0006dec5" fo:background-color="transparent" style:font-size-asian="10.5pt" style:font-weight-asian="bold" style:font-size-complex="12pt" style:font-weight-complex="bold"/>
    </style:style>
    <style:style style:name="P24" style:family="paragraph" style:parent-style-name="Standard">
      <style:text-properties officeooo:rsid="0007d390" officeooo:paragraph-rsid="0006dec5" fo:background-color="transparent"/>
    </style:style>
    <style:style style:name="P25" style:family="paragraph" style:parent-style-name="Standard">
      <style:text-properties officeooo:paragraph-rsid="0006dec5"/>
    </style:style>
    <style:style style:name="P26" style:family="paragraph" style:parent-style-name="Standard">
      <style:text-properties fo:font-weight="normal" officeooo:rsid="0009c501" officeooo:paragraph-rsid="0009c501" style:font-weight-asian="normal" style:font-weight-complex="normal"/>
    </style:style>
    <style:style style:name="P27" style:family="paragraph" style:parent-style-name="Standard">
      <style:text-properties fo:font-weight="normal" officeooo:rsid="000c5b0d" officeooo:paragraph-rsid="000c5b0d" style:font-weight-asian="normal" style:font-weight-complex="normal"/>
    </style:style>
    <style:style style:name="P28" style:family="paragraph" style:parent-style-name="Standard">
      <style:text-properties fo:font-weight="normal" officeooo:rsid="000db3b4" officeooo:paragraph-rsid="000db3b4" style:font-weight-asian="normal" style:font-weight-complex="normal"/>
    </style:style>
    <style:style style:name="P29" style:family="paragraph" style:parent-style-name="Standard">
      <style:text-properties fo:font-weight="normal" officeooo:rsid="000f98a0" officeooo:paragraph-rsid="000f98a0" style:font-weight-asian="normal" style:font-weight-complex="normal"/>
    </style:style>
    <style:style style:name="P30" style:family="paragraph" style:parent-style-name="Standard">
      <style:text-properties officeooo:rsid="000a6bd7" officeooo:paragraph-rsid="000a6bd7"/>
    </style:style>
    <style:style style:name="P31" style:family="paragraph" style:parent-style-name="Standard">
      <style:text-properties officeooo:paragraph-rsid="000a6bd7"/>
    </style:style>
    <style:style style:name="P32" style:family="paragraph" style:parent-style-name="Standard">
      <style:text-properties fo:font-weight="bold" officeooo:rsid="0007d390" officeooo:paragraph-rsid="0006dec5" fo:background-color="transparent" style:font-weight-asian="bold" style:font-weight-complex="bold"/>
    </style:style>
    <style:style style:name="P33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09c89" officeooo:paragraph-rsid="00009c89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2500b" officeooo:paragraph-rsid="0002500b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2500b" officeooo:paragraph-rsid="0002500b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2e967" officeooo:paragraph-rsid="0002e967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bold" officeooo:rsid="00035604" officeooo:paragraph-rsid="00035604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officeooo:rsid="00009c89" officeooo:paragraph-rsid="00009c89" style:font-size-asian="12pt" style:font-size-complex="12pt"/>
    </style:style>
    <style:style style:name="P39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normal" officeooo:rsid="00009c89" officeooo:paragraph-rsid="00009c89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normal" officeooo:rsid="0002500b" officeooo:paragraph-rsid="0002500b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2pt" fo:language="en" fo:country="GB" fo:font-weight="normal" officeooo:rsid="0002e967" officeooo:paragraph-rsid="0002e967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fo:font-size="14pt" fo:language="en" fo:country="GB" fo:font-weight="bold" officeooo:rsid="0002500b" officeooo:paragraph-rsid="0002500b" style:font-size-asian="12.25pt" style:font-weight-asian="bold" style:font-size-complex="14pt" style:font-weight-complex="bold"/>
    </style:style>
    <style:style style:name="P43" style:family="paragraph" style:parent-style-name="Table_20_Contents" style:list-style-name="L1">
      <style:paragraph-properties fo:text-align="start" style:justify-single-word="false"/>
      <style:text-properties fo:font-size="10pt" fo:font-weight="bold" officeooo:rsid="0006dec5" officeooo:paragraph-rsid="0006dec5" fo:background-color="transparent" style:font-size-asian="10pt" style:font-weight-asian="bold" style:font-size-complex="10pt" style:font-weight-complex="bold"/>
    </style:style>
    <style:style style:name="P44" style:family="paragraph" style:parent-style-name="Table_20_Contents" style:list-style-name="L1">
      <style:paragraph-properties fo:text-align="start" style:justify-single-word="false"/>
      <style:text-properties fo:font-size="12pt" officeooo:rsid="0006dec5" officeooo:paragraph-rsid="0006dec5" fo:background-color="transparent" style:font-size-asian="10.5pt" style:font-size-complex="12pt"/>
    </style:style>
    <style:style style:name="P45" style:family="paragraph" style:parent-style-name="Heading_20_8">
      <style:paragraph-properties fo:margin-left="1.016cm" fo:margin-right="0cm" fo:margin-top="0.212cm" fo:margin-bottom="0.106cm" loext:contextual-spacing="false" style:line-height-at-least="0.423cm" fo:orphans="2" fo:widows="2" fo:text-indent="-1.016cm" style:auto-text-indent="false"/>
      <style:text-properties fo:font-variant="normal" fo:text-transform="none" fo:color="#000000" style:font-name="Times New Roman" fo:font-size="10pt" fo:letter-spacing="normal" fo:font-style="normal" fo:font-weight="bold"/>
    </style:style>
    <style:style style:name="P46" style:family="paragraph" style:parent-style-name="Heading_20_2">
      <style:text-properties fo:font-variant="normal" fo:text-transform="none" fo:color="#000000" style:font-name="Times New Roman" fo:font-size="10pt" fo:letter-spacing="normal" fo:font-style="normal" fo:font-weight="bold" officeooo:rsid="000f98a0" officeooo:paragraph-rsid="000f98a0" style:font-size-asian="10pt" style:font-weight-asian="normal" style:font-size-complex="10pt" style:font-weight-complex="normal"/>
    </style:style>
    <style:style style:name="P47" style:family="paragraph" style:parent-style-name="Heading_20_2">
      <style:text-properties fo:font-variant="normal" fo:text-transform="none" fo:color="#000000" style:font-name="Times New Roman" fo:font-size="10pt" fo:letter-spacing="normal" fo:font-style="normal" fo:font-weight="bold" officeooo:rsid="00128263" officeooo:paragraph-rsid="00128263" style:font-size-asian="10.5pt" style:font-weight-asian="normal" style:font-size-complex="12pt" style:font-weight-complex="normal"/>
    </style:style>
    <style:style style:name="P48" style:family="paragraph" style:parent-style-name="Heading_20_2">
      <style:text-properties fo:font-variant="normal" fo:text-transform="none" fo:color="#000000" style:font-name="Times New Roman" fo:font-size="10pt" fo:letter-spacing="normal" fo:font-style="normal" fo:font-weight="bold" officeooo:rsid="0014641a" officeooo:paragraph-rsid="0014641a" style:font-size-asian="10.5pt" style:font-weight-asian="normal" style:font-size-complex="12pt" style:font-weight-complex="normal"/>
    </style:style>
    <style:style style:name="P49" style:family="paragraph" style:parent-style-name="Heading_20_2">
      <style:text-properties fo:font-variant="normal" fo:text-transform="none" fo:color="#000000" style:font-name="Times New Roman" fo:font-size="10pt" fo:letter-spacing="normal" fo:font-style="normal" fo:font-weight="bold" officeooo:rsid="001635b4" officeooo:paragraph-rsid="001635b4" style:font-size-asian="10.5pt" style:font-weight-asian="normal" style:font-size-complex="12pt" style:font-weight-complex="normal"/>
    </style:style>
    <style:style style:name="P50" style:family="paragraph" style:parent-style-name="Heading_20_2">
      <style:text-properties fo:font-variant="normal" fo:text-transform="none" fo:color="#000000" style:font-name="Times New Roman" fo:font-size="10pt" fo:letter-spacing="normal" fo:font-style="normal" fo:font-weight="bold" officeooo:rsid="00182622" officeooo:paragraph-rsid="00182622" style:font-size-asian="10.5pt" style:font-weight-asian="normal" style:font-size-complex="12pt" style:font-weight-complex="normal"/>
    </style:style>
    <style:style style:name="P51" style:family="paragraph" style:parent-style-name="Heading_20_3">
      <style:text-properties officeooo:paragraph-rsid="000c5b0d"/>
    </style:style>
    <style:style style:name="P52" style:family="paragraph" style:parent-style-name="Heading_20_1">
      <style:text-properties fo:font-variant="normal" fo:text-transform="none" fo:color="#000000" style:font-name="Arial" fo:font-size="12pt" fo:letter-spacing="normal" fo:font-style="normal" fo:font-weight="bold" officeooo:rsid="001635b4" officeooo:paragraph-rsid="001635b4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500b" style:font-weight-asian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officeooo:rsid="000c5b0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officeooo:rsid="000db3b4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font-style="normal" officeooo:rsid="000a6bd7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0c5b0d" style:font-weight-asian="normal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0a6bd7" style:font-weight-asian="normal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style:font-style-asian="normal" style:font-style-complex="normal"/>
    </style:style>
    <style:style style:name="T13" style:family="text">
      <style:text-properties fo:font-variant="normal" fo:text-transform="none" fo:color="#000000" style:font-name="Arial" fo:font-size="12pt" fo:letter-spacing="normal" fo:font-style="normal" officeooo:rsid="000c5b0d" style:font-style-asian="normal" style:font-style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officeooo:rsid="000db3b4" style:font-style-asian="normal" style:font-style-complex="normal"/>
    </style:style>
    <style:style style:name="T15" style:family="text">
      <style:text-properties fo:font-variant="normal" fo:text-transform="none" fo:color="#000000" style:font-name="Arial" fo:font-size="12pt" fo:letter-spacing="normal" fo:font-style="normal" officeooo:rsid="0018d9c9" style:font-style-asian="normal" style:font-style-complex="normal"/>
    </style:style>
    <style:style style:name="T16" style:family="text">
      <style:text-properties fo:font-weight="bold" officeooo:rsid="0007d390" fo:background-color="transparent" loext:char-shading-value="0" style:font-weight-asian="bold" style:font-weight-complex="bold"/>
    </style:style>
    <style:style style:name="T17" style:family="text">
      <style:text-properties fo:font-weight="bold" officeooo:rsid="0008d813" fo:background-color="transparent" loext:char-shading-value="0" style:font-weight-asian="bold" style:font-weight-complex="bold"/>
    </style:style>
    <style:style style:name="T18" style:family="text">
      <style:text-properties style:font-style-asian="normal" style:font-style-complex="normal"/>
    </style:style>
    <style:style style:name="T19" style:family="text">
      <style:text-properties style:font-name="Arial" style:font-style-asian="normal" style:font-style-complex="normal"/>
    </style:style>
    <style:style style:name="T20" style:family="text">
      <style:text-properties style:font-name="Arial" officeooo:rsid="0014641a" style:font-style-asian="normal" style:font-style-complex="normal"/>
    </style:style>
    <style:style style:name="T21" style:family="text">
      <style:text-properties style:font-name="Arial" officeooo:rsid="0018d9c9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</text:p>
      <text:p text:style-name="P1"/>
      <text:list xml:id="list7172360443579267932" text:style-name="L1">
        <text:list-item>
          <text:p text:style-name="P17">Introduction</text:p>
          <text:list>
            <text:list-item>
              <text:p text:style-name="P33">Purpose</text:p>
              <text:p text:style-name="P39">The purpose of this document is to define the high-level requirements of the e-KOMIS system in terms of the needs of the end users</text:p>
            </text:list-item>
            <text:list-item>
              <text:p text:style-name="P33">Scope</text:p>
              <text:p text:style-name="P38"><text:span text:style-name="T1">This Vision Document applies to the e-KOMIS system, which will be developed by Józefowicz &amp; Szukała </text:span><text:span text:style-name="T2">D</text:span><text:span text:style-name="T1">evelopment </text:span><text:span text:style-name="T2">S.A.</text:span><text:span text:style-name="T1"> with help of Jakub Kowalczyk. </text:span><text:span text:style-name="T2">The Group will develop this system to help komises. e-KOMIS will enable merchants to buy and sell goods online, including the money management, shipping and so on.</text:span></text:p>
            </text:list-item>
            <text:list-item>
              <text:p text:style-name="P34">Definitions, Acronyms and Abbreviations</text:p>
              <text:p text:style-name="P40">See the Glossary [5]</text:p>
            </text:list-item>
          </text:list>
        </text:list-item>
        <text:list-item>
          <text:p text:style-name="P42">Positioning</text:p>
          <text:list>
            <text:list-item>
              <text:p text:style-name="P35">Business Opportunity</text:p>
              <text:p text:style-name="P41">This project will be a brand new system, including front-end and back-end.</text:p>
              <text:p text:style-name="P41">It’s going to help with buying and selling goods and save lots of time on actions that now are made manually</text:p>
            </text:list-item>
            <text:list-item>
              <text:p text:style-name="P36">Problem statement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The problem of</text:p>
          </table:table-cell>
          <table:table-cell table:style-name="Tabela1.B1" office:value-type="string">
            <text:p text:style-name="P5">Manual product management, human mistakes connected to it (like shipping to wrong customer or missee the payment)</text:p>
          </table:table-cell>
        </table:table-row>
        <table:table-row>
          <table:table-cell table:style-name="Tabela1.A2" office:value-type="string">
            <text:p text:style-name="P5">Affects</text:p>
          </table:table-cell>
          <table:table-cell table:style-name="Tabela1.B2" office:value-type="string">
            <text:p text:style-name="P5">Merchants, customers</text:p>
          </table:table-cell>
        </table:table-row>
        <table:table-row>
          <table:table-cell table:style-name="Tabela1.A2" office:value-type="string">
            <text:p text:style-name="P5">The impact of which is</text:p>
          </table:table-cell>
          <table:table-cell table:style-name="Tabela1.B2" office:value-type="string">
            <text:p text:style-name="P5">Lost of time and money, possible dissatisfaction of customers</text:p>
          </table:table-cell>
        </table:table-row>
        <table:table-row>
          <table:table-cell table:style-name="Tabela1.A2" office:value-type="string">
            <text:p text:style-name="P6">A successful solution would</text:p>
          </table:table-cell>
          <table:table-cell table:style-name="Tabela1.B2" office:value-type="string">
            <text:p text:style-name="P6">Improve shop service, save time, satisfy customers and merchants</text:p>
          </table:table-cell>
        </table:table-row>
      </table:table>
      <text:list xml:id="list142556085293693" text:continue-numbering="true" text:style-name="L1">
        <text:list-item>
          <text:list>
            <text:list-item>
              <text:p text:style-name="P37">Product Position Statement </text:p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For</text:p>
          </table:table-cell>
          <table:table-cell table:style-name="Tabela2.B1" office:value-type="string">
            <text:p text:style-name="P7">Merchants </text:p>
          </table:table-cell>
        </table:table-row>
        <table:table-row>
          <table:table-cell table:style-name="Tabela2.A2" office:value-type="string">
            <text:p text:style-name="P7">Who</text:p>
          </table:table-cell>
          <table:table-cell table:style-name="Tabela2.B2" office:value-type="string">
            <text:p text:style-name="P7">Run shops</text:p>
          </table:table-cell>
        </table:table-row>
        <table:table-row>
          <table:table-cell table:style-name="Tabela2.A2" office:value-type="string">
            <text:p text:style-name="P7">The e-KOMIS system</text:p>
          </table:table-cell>
          <table:table-cell table:style-name="Tabela2.B2" office:value-type="string">
            <text:p text:style-name="P7">Is a tool</text:p>
          </table:table-cell>
        </table:table-row>
        <table:table-row>
          <table:table-cell table:style-name="Tabela2.A2" office:value-type="string">
            <text:p text:style-name="P7">That</text:p>
          </table:table-cell>
          <table:table-cell table:style-name="Tabela2.B2" office:value-type="string">
            <text:p text:style-name="P7">Enables product management</text:p>
          </table:table-cell>
        </table:table-row>
        <table:table-row>
          <table:table-cell table:style-name="Tabela2.A2" office:value-type="string">
            <text:p text:style-name="P7">Unlike</text:p>
          </table:table-cell>
          <table:table-cell table:style-name="Tabela2.B2" office:value-type="string">
            <text:p text:style-name="P8">???</text:p>
          </table:table-cell>
        </table:table-row>
        <table:table-row>
          <table:table-cell table:style-name="Tabela2.A2" office:value-type="string">
            <text:p text:style-name="P7">Our product</text:p>
          </table:table-cell>
          <table:table-cell table:style-name="Tabela2.B2" office:value-type="string">
            <text:p text:style-name="P7">Provides information on all products in store, may connect to other shops data bases, manages finances</text:p>
          </table:table-cell>
        </table:table-row>
      </table:table>
      <text:p text:style-name="P2"/>
      <text:p text:style-name="P2"/>
      <text:list xml:id="list142554516062610" text:continue-numbering="true" text:style-name="L1">
        <text:list-item>
          <text:p text:style-name="P18"><text:soft-page-break/>Stakeholder and User Descriptions</text:p>
          <text:p text:style-name="P20">This section describes the users of the e-KOMIS system. There are 2 types of users of the system; the merchants and the customers</text:p>
          <text:p text:style-name="P20"/>
          <text:list>
            <text:list-item>
              <text:p text:style-name="P21">Market demographics</text:p>
              <text:p text:style-name="P20">More and more things are being selled online, paid for online, or simply watched online before purchase. That’s why the merchants must provide their customers a tool that enables these actions</text:p>
              <text:p text:style-name="P20">Also, for merchants, it’s important to have good management system, to save time spend on bookkeeping</text:p>
            </text:list-item>
            <text:list-item>
              <text:p text:style-name="P22">Stakeholder Summary</text:p>
            </text:list-item>
          </text:list>
        </text:list-item>
      </text:list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0">Name</text:p>
          </table:table-cell>
          <table:table-cell table:style-name="Tabela3.A1" office:value-type="string">
            <text:p text:style-name="P10">Represents</text:p>
          </table:table-cell>
          <table:table-cell table:style-name="Tabela3.C1" office:value-type="string">
            <text:p text:style-name="P10">Role</text:p>
          </table:table-cell>
        </table:table-row>
        <table:table-row>
          <table:table-cell table:style-name="Tabela3.A2" office:value-type="string">
            <text:p text:style-name="P4">IT Executive</text:p>
          </table:table-cell>
          <table:table-cell table:style-name="Tabela3.A2" office:value-type="string">
            <text:p text:style-name="P3">??</text:p>
          </table:table-cell>
          <table:table-cell table:style-name="Tabela3.C2" office:value-type="string">
            <text:p text:style-name="P3">??</text:p>
          </table:table-cell>
        </table:table-row>
        <table:table-row>
          <table:table-cell table:style-name="Tabela3.A2" office:value-type="string">
            <text:p text:style-name="P4">Merchant</text:p>
          </table:table-cell>
          <table:table-cell table:style-name="Tabela3.A2" office:value-type="string">
            <text:p text:style-name="P4">Merchants</text:p>
          </table:table-cell>
          <table:table-cell table:style-name="Tabela3.C2" office:value-type="string">
            <text:p text:style-name="P4">Manages the sales </text:p>
          </table:table-cell>
        </table:table-row>
        <table:table-row>
          <table:table-cell table:style-name="Tabela3.A2" office:value-type="string">
            <text:p text:style-name="P4">Customer</text:p>
          </table:table-cell>
          <table:table-cell table:style-name="Tabela3.A2" office:value-type="string">
            <text:p text:style-name="P4">customers</text:p>
          </table:table-cell>
          <table:table-cell table:style-name="Tabela3.C2" office:value-type="string">
            <text:p text:style-name="P4">Ensures that the system will meet the needs of students</text:p>
          </table:table-cell>
        </table:table-row>
      </table:table>
      <text:list xml:id="list142556193653309" text:continue-numbering="true" text:style-name="L1">
        <text:list-item>
          <text:list>
            <text:list-item>
              <text:p text:style-name="P22">User summary</text:p>
              <text:p text:style-name="P23"/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list xml:id="list142554369430750" text:continue-numbering="true" text:style-name="L1">
              <text:list-header>
                <text:p text:style-name="P43">Name</text:p>
              </text:list-header>
            </text:list>
          </table:table-cell>
          <table:table-cell table:style-name="Tabela4.A1" office:value-type="string">
            <text:list xml:id="list142556320998163" text:continue-numbering="true" text:style-name="L1">
              <text:list-header>
                <text:p text:style-name="P43">Description</text:p>
              </text:list-header>
            </text:list>
          </table:table-cell>
          <table:table-cell table:style-name="Tabela4.C1" office:value-type="string">
            <text:p text:style-name="P10">Stakeholder</text:p>
          </table:table-cell>
        </table:table-row>
        <table:table-row>
          <table:table-cell table:style-name="Tabela4.A2" office:value-type="string">
            <text:p text:style-name="P9">Merchant</text:p>
          </table:table-cell>
          <table:table-cell table:style-name="Tabela4.A2" office:value-type="string">
            <text:p text:style-name="P9">Manages of product DB</text:p>
          </table:table-cell>
          <table:table-cell table:style-name="Tabela4.C2" office:value-type="string">
            <text:p text:style-name="P9">Self-represented</text:p>
          </table:table-cell>
        </table:table-row>
        <table:table-row>
          <table:table-cell table:style-name="Tabela4.A2" office:value-type="string">
            <text:p text:style-name="P9">Customer</text:p>
          </table:table-cell>
          <table:table-cell table:style-name="Tabela4.A2" office:value-type="string">
            <text:list xml:id="list142556028735792" text:continue-numbering="true" text:style-name="L1">
              <text:list-item>
                <text:list>
                  <text:list-header>
                    <text:p text:style-name="P44">Buys, watches product</text:p>
                  </text:list-header>
                </text:list>
              </text:list-item>
            </text:list>
          </table:table-cell>
          <table:table-cell table:style-name="Tabela4.C2" office:value-type="string">
            <text:list xml:id="list142556224913358" text:continue-numbering="true" text:style-name="L1">
              <text:list-header>
                <text:p text:style-name="P44">Self-represented</text:p>
              </text:list-header>
            </text:list>
          </table:table-cell>
        </table:table-row>
      </table:table>
      <text:p text:style-name="P24"/>
      <text:p text:style-name="P24"/>
      <text:p text:style-name="P24"/>
      <text:p text:style-name="P32"/>
      <text:p text:style-name="P25"><text:span text:style-name="T16"><text:tab/></text:span><text:span text:style-name="T17">7. </text:span><text:bookmark text:name="7.__________________Quality_Ranges"/><text:span text:style-name="T7">Qu</text:span><text:span text:style-name="T4">ality Ranges<text:tab/></text:span></text:p>
      <text:p text:style-name="P26"><text:span text:style-name="T3">Wprowadzany system powinien być dostępny 24 godziny na dobę, 7 dni w tygodniu, po przeprowadzonej fazie testów system musi być niezawodny.</text:span></text:p>
      <text:p text:style-name="P26"><text:span text:style-name="T3">System musi być dostosowany do docelowego użytkownika,</text:span><text:span text:style-name="T8"> aby mógł w łatwy i intuicyjny sposób go obsługiwać.</text:span></text:p>
      <text:p text:style-name="P30"><text:span text:style-name="T9">System powinien zawierać pomoc online oraz FAQ, które przyczynią się do lepszego zrozumienia działania systemu przez użytkownika.</text:span></text:p>
      <text:p text:style-name="P30"><text:span text:style-name="T9">Przed wdrożeniem cały system musi przejść pozytywnie wszystkie testy przygotowane <text:s/>przez zespół.</text:span></text:p>
      <text:p text:style-name="P30"><text:span text:style-name="T9"/></text:p>
      <text:p text:style-name="P31"><text:span text:style-name="T11"><text:tab/></text:span><text:span text:style-name="T5">8.</text:span><text:bookmark text:name="8.__________________Precedence_and_Prior"/><text:span text:style-name="T5">Precedence and Priority</text:span></text:p>
      <text:p text:style-name="P28"><text:span text:style-name="T13">- </text:span><text:span text:style-name="T12">Baza danych</text:span></text:p>
      <text:p text:style-name="P27"><text:span text:style-name="T12">- </text:span><text:span text:style-name="T14">Logowanie</text:span></text:p>
      <text:p text:style-name="P27"><text:span text:style-name="T14">- Rejestracja nowych użytkowników</text:span></text:p>
      <text:p text:style-name="P27"><text:span text:style-name="T14">- Dodawanie </text:span><text:span text:style-name="T15">przedmiotu do komisu</text:span></text:p>
      <text:p text:style-name="P27"><text:span text:style-name="T14">- Wyszukiwarka</text:span></text:p>
      <text:h text:style-name="P51" text:outline-level="3"><text:bookmark text:name="9.__________________Other_Product_Requir"/><text:span text:style-name="T6">9. Other Product Requirements</text:span></text:h>
      <text:h text:style-name="P45" text:outline-level="8"><text:bookmark text:name="9.1_______________Applicable_Standards"/><text:bookmark text:name="_Toc485116508"/>9.1 Applicable Standards</text:h>
      <text:p text:style-name="P29"><text:span text:style-name="T14">S</text:span><text:span text:style-name="T12">tandardy komunikacyjne odnoszące się do projektu to:</text:span></text:p>
      <text:p text:style-name="P29"><text:span text:style-name="T12">TCP/IP, HTTP, HTTPS</text:span></text:p>
      <text:p text:style-name="P29"><text:span text:style-name="T12">System jest zgodny z Windows 7, Windows 8.1 , Windows 10, a w telefonach komórkowych z: Android w wersji 4.1 lub wyższej, IOS 7.1.2 i wyższych</text:span></text:p>
      <text:h text:style-name="P46" text:outline-level="2"><text:bookmark text:name="9.2_______________System_Requirements"/><text:soft-page-break/><text:span text:style-name="T19">9.2 System Requirements</text:span></text:h>
      <text:p text:style-name="P15"><text:span text:style-name="T19">Moduł do zarządzania komisem będzie wymagał instalacji systemu zarządzania bazą danych. Wszystkie moduły aplikacji będą wymagały dostępu do internetu.</text:span></text:p>
      <text:p text:style-name="P15"><text:span text:style-name="T19">Do poprawnego działania</text:span><text:span text:style-name="T20"> modułu zarządzania komisem </text:span><text:span text:style-name="T19"><text:s/>zalecane co najmniej 512MB RAM i 1 GB wolnego miejsca na dysku, a także </text:span><text:span text:style-name="T20">Windows 7/8.1/10</text:span></text:p>
      <text:h text:style-name="P47" text:outline-level="2"><text:bookmark text:name="9.3_______________Performance_Requiremen"/><text:span text:style-name="T19">9.3 Performance Requirements</text:span></text:h>
      <text:p text:style-name="P11"><text:span text:style-name="T19">System powinien na bieżąco realizować dane operacje(dodawanie </text:span><text:span text:style-name="T21">przedmiotu</text:span><text:span text:style-name="T19">, usuwanie p</text:span><text:span text:style-name="T21">rzedmiotu</text:span><text:span text:style-name="T19">, itp. )</text:span></text:p>
      <text:p text:style-name="P11"><text:span text:style-name="T19">Aplikacja www i aplikacje na telefon, z których będzie korzystał klient powinny być dostępne cały czas, a szybkość działania powinna umożliwić płynne korzystanie.</text:span></text:p>
      <text:h text:style-name="P48" text:outline-level="2"><text:bookmark text:name="9.4_______________Environmental_Requirem"/><text:span text:style-name="T19">9.4 Environmental Requirements</text:span></text:h>
      <text:p text:style-name="P12"><text:span text:style-name="T19">System zarządzania bazą danych na której oparte będzie działanie aplikacji do zarządzania bazą danych powinien wykonywać kopie zapasową danych, tak aby można było odtworzyć je w razie awarii. </text:span></text:p>
      <text:h text:style-name="P52" text:outline-level="1"><text:bookmark text:name="10._____________Documentation_Requiremen"/><text:span text:style-name="T18">10 Documentation Requirements</text:span></text:h>
      <text:h text:style-name="P49" text:outline-level="2"><text:bookmark text:name="_Toc485116513"/><text:span text:style-name="T18">10.1 User Manual</text:span></text:h>
      <text:p text:style-name="P16"><text:span text:style-name="T18">Wraz z produktem zostanie dostarczony obszerny podręcznik, który będzie potrzebny do pełnego opanowania możliwości naszego produktu. Podręcznik będzie się składał z poszczególnych rozdziałów, gdzie każdy z nich będzie przedstawiał inną istotną kwestię naszego produktu. Przykładowy podział: Wstęp, słownik pojęć, część zasadnicza( omówienie wszystkich dostępnych opcji), przykłady użycia ( zawierające obszernie opisane i zilustrowane działanie w danych obszarach). Podręcznik będzie się składał z około 50 stron.</text:span></text:p>
      <text:h text:style-name="P49" text:outline-level="2"><text:bookmark text:name="10.2____________On-line_Help"/><text:span text:style-name="T18">10.2 On-line Help</text:span></text:h>
      <text:p text:style-name="P13"><text:span text:style-name="T18">Użytkownik będzie miał możliwość opisywanie wszelkich problemów za pomocą zgłoszeń online lub na specjalnym forum. Na dane zgłoszenia będą odpowiadać nasi specjaliści w jak najszybszym czasie. Rozwiązywane problemy będą dokumentowane co pozwoli utworzyć FAQ na potrzeby systemu, w którym przyszli klienci będą mogli znaleźć odpowiedzi na swoje pytania.</text:span></text:p>
      <text:h text:style-name="P50" text:outline-level="2"><text:bookmark text:name="10.3____________Installation_Guides,_Con"/><text:span text:style-name="T18">10.3 Installation Guides, Configuration, Read Me File</text:span></text:h>
      <text:p text:style-name="P13"><text:span text:style-name="T18">Sposób instalacji i konfiguracji zostanie szczegółowo wyjaśniony w instrukcji instalacji, dokument ten będzie zrozumiały dla wszystkich osób znających podstawy korzystania z komputera . Wszelkie rozszerzenia systemu a także dodatki będą opatrzone niezbędną dokumentacją . Plik Read Me będzie dostępny na ekranie komputera od razu po zainstalowaniu produktu,a <text:s/>także będzie dostępny w każdej chwili na dysku komputera. Read Me będzie zawierać informacje na obejścia występujących błędów. </text:span></text:p>
      <text:h text:style-name="P50" text:outline-level="2"><text:bookmark text:name="10.4____________Labeling_and_Packaging"/><text:span text:style-name="T18">10.4 Labeling and Packaging</text:span></text:h>
      <text:p text:style-name="P14"><text:span text:style-name="T18">Logo produktu firmowego zostanie wykorzystane w aplikacjach klienckich. </text:span></text:p>
      <text:p text:style-name="P13"><text:span text:style-name="T18"/></text:p>
      <text:p text:style-name="P13"><text:span text:style-name="T18"/></text:p>
      <text:p text:style-name="P16"><text:span text:style-name="T18"/></text:p>
      <text:p text:style-name="P12"><text:soft-page-break/><text:span text:style-name="T19"/></text:p>
      <text:p text:style-name="P11"><text:span text:style-name="T19"/></text:p>
      <text:p text:style-name="P15"><text:span text:style-name="T19"/></text:p>
      <text:p text:style-name="P29"><text:span text:style-name="T12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3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2:56:18.243329318</meta:creation-date>
    <dc:date>2017-03-07T14:25:54.058000000</dc:date>
    <meta:editing-duration>PT25M26S</meta:editing-duration>
    <meta:editing-cycles>4</meta:editing-cycles>
    <meta:generator>LibreOffice/5.2.0.4$Windows_X86_64 LibreOffice_project/066b007f5ebcc236395c7d282ba488bca6720265</meta:generator>
    <meta:document-statistic meta:table-count="4" meta:image-count="0" meta:object-count="0" meta:page-count="4" meta:paragraph-count="95" meta:word-count="792" meta:character-count="5398" meta:non-whitespace-character-count="4701"/>
  </office:meta>
</office:document-meta>
</file>